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1692" officeooo:paragraph-rsid="00101692"/>
    </style:style>
    <style:style style:name="P2" style:family="paragraph" style:parent-style-name="Standard">
      <style:text-properties officeooo:rsid="00101692" officeooo:paragraph-rsid="0010a053"/>
    </style:style>
    <style:style style:name="P3" style:family="paragraph" style:parent-style-name="Standard">
      <style:text-properties officeooo:rsid="0010a053" officeooo:paragraph-rsid="0010a053"/>
    </style:style>
    <style:style style:name="P4" style:family="paragraph" style:parent-style-name="Standard">
      <style:text-properties officeooo:rsid="0010a053" officeooo:paragraph-rsid="0010a053"/>
    </style:style>
    <style:style style:name="P5" style:family="paragraph" style:parent-style-name="Standard">
      <style:text-properties officeooo:rsid="00101692" officeooo:paragraph-rsid="00101692"/>
    </style:style>
    <style:style style:name="P6" style:family="paragraph" style:parent-style-name="Standard">
      <style:text-properties officeooo:rsid="00135f83" officeooo:paragraph-rsid="00135f83"/>
    </style:style>
    <style:style style:name="T1" style:family="text">
      <style:text-properties officeooo:rsid="001219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sulla ricostruzione delle coordinate di equilibrio.</text:p>
      <text:p text:style-name="P1"/>
      <text:p text:style-name="P1">Ci son le routines di Flush oppure gli script di Edmondo.</text:p>
      <text:p text:style-name="P1"/>
      <text:p text:style-name="P1"/>
      <text:p text:style-name="P3">Al 20/02/2024</text:p>
      <text:p text:style-name="P3"/>
      <text:p text:style-name="P1">Provo inizialemnte ad utilizzare le routines:</text:p>
      <text:p text:style-name="P1"/>
      <text:p text:style-name="P3">Coord_Flux: Funzione per la </text:p>
      <text:p text:style-name="P2">Ricostruzione dei profili di psi nel tempo</text:p>
      <text:p text:style-name="P1">Implemento per KK1 e KK3</text:p>
      <text:p text:style-name="P1"/>
      <text:p text:style-name="P6">Coord_Flux_V01 → calcolo la matrive psi solo per KK1</text:p>
      <text:p text:style-name="P6"/>
      <text:p text:style-name="P3">Sfrutto le prove fatte con: </text:p>
      <text:p text:style-name="P3">Prove_Flush → <text:span text:style-name="T1">l’unico funzionante ad oggi, fa un singolo profiulo in psi</text:span></text:p>
      <text:p text:style-name="P3">Prove_Flush_V01 → <text:span text:style-name="T1">prova costruzione intera matrice dei profili in psi a tutti gli istanti</text:span></text:p>
      <text:p text:style-name="P3">Prove_Flush_V01_en </text:p>
      <text:p text:style-name="P3"/>
      <text:p text:style-name="P3"/>
      <text:p text:style-name="P3">Inizio a fare qualche prova con le funzioni di Edmondo:</text:p>
      <text:p text:style-name="P3">Prove_flux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4-02-20T13:28:23.539637423</meta:creation-date>
    <dc:date>2024-02-20T14:14:04.485563082</dc:date>
    <meta:editing-duration>PT8M6S</meta:editing-duration>
    <meta:editing-cycles>4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14" meta:word-count="94" meta:character-count="590" meta:non-whitespace-character-count="507"/>
  </office:meta>
</office:document-meta>
</file>